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style:contextual-spacing="false"/>
      <style:text-properties style:font-name="Georgia" officeooo:rsid="0009c161" officeooo:paragraph-rsid="0009c161"/>
    </style:style>
    <style:style style:name="P2" style:family="paragraph" style:parent-style-name="Standard">
      <style:paragraph-properties fo:margin-top="0in" fo:margin-bottom="0in" style:contextual-spacing="false" fo:text-align="center" style:justify-single-word="false"/>
      <style:text-properties style:font-name="Georgia" officeooo:rsid="0009c161" officeooo:paragraph-rsid="0009c161"/>
    </style:style>
    <style:style style:name="P3" style:family="paragraph" style:parent-style-name="Standard" style:master-page-name="Standard">
      <style:paragraph-properties fo:margin-top="0in" fo:margin-bottom="0in" style:contextual-spacing="false" fo:text-align="center" style:justify-single-word="false" style:page-number="auto"/>
      <style:text-properties style:font-name="Georgia" officeooo:rsid="0009c161" officeooo:paragraph-rsid="0009c16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"The Warehouse"</text:p>
      <text:p text:style-name="P2"/>
      <text:p text:style-name="P2">by Kyle Eggleston</text:p>
      <text:p text:style-name="P1"/>
      <text:p text:style-name="P1">The men lifted the blindfold off of Susan's eyes. She squinted as her eyes adjusted to the light being shined in her face.</text:p>
      <text:p text:style-name="P1"/>
      <text:p text:style-name="P1">She was sitting in a warehouse. A man in a dark corner of the room spoke.</text:p>
      <text:p text:style-name="P1"/>
      <text:p text:style-name="P1">"We are injecting you with drugs in order to make this a more pleasurable experience."</text:p>
      <text:p text:style-name="P1"/>
      <text:p text:style-name="P1">Susan felt a needle go into her arm. She relaxed immediately.</text:p>
      <text:p text:style-name="P1"/>
      <text:p text:style-name="P1">"No matter how long you fight it, the drugs will win. They always do."</text:p>
      <text:p text:style-name="P1"/>
      <text:p text:style-name="P1">Susan looked around confused. It was getting warmer in the warehouse. The cool evening air no longer cooled her.</text:p>
      <text:p text:style-name="P1"/>
      <text:p text:style-name="P1">"Let's begin."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style:contextual-spacing="false" fo:line-height="115%" fo:orphans="2" fo:widows="2" fo:hyphenation-ladder-count="no-limit" style:writing-mode="lr-tb"/>
      <style:text-properties fo:color="#00000a" style:font-name="Calibri" fo:font-family="Calibri" style:font-family-generic="roman" style:font-pitch="variable" fo:font-size="11pt" fo:language="en" fo:country="US" style:font-name-asian="SimSun" style:font-family-asian="SimSun" style:font-family-generic-asian="system" style:font-pitch-asian="variable" style:font-size-asian="11pt" style:language-asian="en" style:country-asian="US" style:font-name-complex="Calibri1" style:font-family-complex="Calibri" style:font-family-generic-complex="system" style:font-pitch-complex="variable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835in" style:contextual-spacing="false"/>
    </style:style>
    <style:style style:name="List" style:family="paragraph" style:parent-style-name="Text_20_body" style:default-outline-level="" style:class="list">
      <style:text-properties style:font-size-asian="12pt" style:font-name-complex="Mangal1" style:font-family-complex="Mangal"/>
    </style:style>
    <style:style style:name="Caption" style:family="paragraph" style:parent-style-name="Standard" style:default-outline-level="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5in" fo:page-height="7.9925in" style:num-format="1" style:print-orientation="portrait" fo:margin-top="0.1in" fo:margin-bottom="0.9in" fo:margin-left="0.7in" fo:margin-right="0.7in" style:writing-mode="lr-tb" style:layout-grid-color="#c0c0c0" style:layout-grid-lines="27" style:layout-grid-base-height="0.1807in" style:layout-grid-ruby-height="0.0693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23T11:02:59.360000000</meta:creation-date>
    <meta:editing-cycles>2</meta:editing-cycles>
    <meta:editing-duration>P0D</meta:editing-duration>
    <meta:generator>LibreOffice/4.1.6.2$Windows_x86 LibreOffice_project/40ff705089295be5be0aae9b15123f687c05b0a</meta:generator>
    <dc:title>book</dc:title>
    <dc:date>2014-05-23T11:16:40.033000000</dc:date>
    <meta:document-statistic meta:table-count="0" meta:image-count="0" meta:object-count="0" meta:page-count="1" meta:paragraph-count="9" meta:word-count="105" meta:character-count="570" meta:non-whitespace-character-count="474"/>
    <meta:template xlink:type="simple" xlink:actuate="onRequest" xlink:title="book" xlink:href="../../../../../AppData/Roaming/LibreOffice/4/user/template/MediaWiki/book.ott" meta:date="2014-05-23T11:02:59.225000000"/>
  </office:meta>
</office:document-meta>
</file>